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5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ODO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files on sid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ocumentation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ew document edited when save must prompt new file sav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ide menus like open sav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mart hom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and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tatus ba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pp ico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heck if file got updated externally, so reload file optio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azy plugin mng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lose, min, max btns hover show x + -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open projec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op margin in sourceview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hocolate theme</text:p>
          </table:table-cell>
          <table:table-cell office:value-type="float" office:value="3" calcext:value-type="float">
            <text:p>3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4:Sheet1.C18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4">00/00/0000</text:date>, <text:time style:data-style-name="N2" text:time-value="04:39:23.3211903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4T00:28:44.923619058</meta:creation-date>
    <dc:date>2020-02-14T04:39:54.621117753</dc:date>
    <meta:editing-duration>PT14M27S</meta:editing-duration>
    <meta:editing-cycles>20</meta:editing-cycles>
    <meta:generator>LibreOffice/6.4.0.3$Linux_X86_64 LibreOffice_project/40$Build-3</meta:generator>
    <meta:document-statistic meta:table-count="1" meta:cell-count="32" meta:object-count="0"/>
  </office:meta>
</office:document-meta>
</file>